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20pt" fo:language="hu" fo:country="HU" style:font-size-asian="20pt" style:font-size-complex="20pt"/>
    </style:style>
    <style:style style:name="P2" style:family="paragraph" style:parent-style-name="Standard">
      <style:paragraph-properties fo:text-align="center" style:justify-single-word="false"/>
      <style:text-properties fo:language="hu" fo:country="HU"/>
    </style:style>
    <style:style style:name="P3" style:family="paragraph" style:parent-style-name="Standard">
      <style:paragraph-properties fo:text-align="center" style:justify-single-word="false"/>
      <style:text-properties fo:language="en" fo:country="US"/>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paragraph-properties fo:text-align="center" style:justify-single-word="false"/>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gmenteni a világot</text:p>
      <text:p text:style-name="P2">Kisfilm forgatókönyv</text:p>
      <text:p text:style-name="P3"/>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1_Head">
            <text:p text:style-name="Contents_20_Heading">Tartalomjegyzék</text:p>
          </text:index-title>
          <text:p text:style-name="P4">Előszó<text:tab/>2</text:p>
          <text:p text:style-name="P5">Ne lődd le a hírvivőt<text:tab/>2</text:p>
          <text:p text:style-name="P5">Nem minden az, aminek elsőre látszik<text:tab/>2</text:p>
          <text:p text:style-name="P5">Megmenteni a világot<text:tab/>3</text:p>
          <text:p text:style-name="P4">Mi a fene???<text:tab/>4</text:p>
          <text:p text:style-name="P5">A világ bajai<text:tab/>4</text:p>
          <text:p text:style-name="P6">Ökológiai katasztrófa<text:tab/>4</text:p>
          <text:p text:style-name="P6">Gazdasági válság<text:tab/>4</text:p>
          <text:p text:style-name="P6">Forradalmak<text:tab/>4</text:p>
          <text:p text:style-name="P6">Politikai töketlenkedés<text:tab/>4</text:p>
          <text:p text:style-name="P6">Egészségügyi abszurditások<text:tab/>4</text:p>
          <text:p text:style-name="P6">Ipari katasztrófák<text:tab/>4</text:p>
          <text:p text:style-name="P6">A fejlődés abszurditása<text:tab/>4</text:p>
          <text:p text:style-name="P6">Népesedési krízis<text:tab/>4</text:p>
          <text:p text:style-name="P6">Vallásháború<text:tab/>5</text:p>
          <text:p text:style-name="P6">“...”<text:tab/>5</text:p>
          <text:p text:style-name="P6">Mi a fene van???<text:tab/>5</text:p>
          <text:p text:style-name="P5">Rendezettség<text:tab/>5</text:p>
          <text:p text:style-name="P4">Kiút<text:tab/>6</text:p>
          <text:p text:style-name="P5">Hogyan?<text:tab/>6</text:p>
          <text:p text:style-name="P6">Világkormány<text:tab/>6</text:p>
          <text:p text:style-name="P6">Anonymus<text:tab/>6</text:p>
          <text:p text:style-name="P6">Tudomány<text:tab/>6</text:p>
          <text:p text:style-name="P6">Spiritualitás<text:tab/>7</text:p>
          <text:p text:style-name="P6">Hagyományok<text:tab/>7</text:p>
          <text:p text:style-name="P6">Utópiák<text:tab/>7</text:p>
          <text:p text:style-name="P6">Rabbi<text:tab/>8</text:p>
          <text:p text:style-name="P6">Miért?<text:tab/>8</text:p>
        </text:index-body>
      </text:table-of-content>
      <text:p text:style-name="P3"/>
      <text:h text:style-name="P7" text:outline-level="1">Bevezetés</text:h>
      <text:h text:style-name="Heading_20_2" text:outline-level="2">Ne lődd le a hírvivőt</text:h>
      <text:p text:style-name="Text_20_body">Kép: Távoli barikádot nézünk, kimászik a tetején egy figura és mozgolódik. A kép elé becsúszik egy hajszálkeresztes távcső, a nagyításban csak a mellkas látszik, amire céloz. Csökkenti a nagyítást, megjelenik az üvöltő fej és a felette hadonászó karok. Még tovább csökken a nagyítás, az egyik kézben fehér zászló, a másikban egy levél.</text:p>
      <text:p text:style-name="Text_20_body">Hang: Légzés, izgatott, majd ahogy a figura megjelenik, lihegéssé válik. A célkereszt megjelenésekor gyors szívdobogás, a nagyítás közben ez is gyorsul, majd amikor a zászló és a levél megjelenik, csend lesz.</text:p>
      <text:p text:style-name="Text_20_body">Szöveg: Bevezetés... Az alábbi rövid film a világ mai helyzetével foglalkozik, amelyet nagyon súlyosnak, de nem reménytelennek tartok. A benne szereplő képi vagy szöveges megfogalmazások lehetnek pontatlanok, tévesek vagy sértőek különféle nézetek képviselői számára. Mentségem, hogy nem egyedül üdvözítő és teljesen kész megoldás kínálok, csak azt szeretném elérni, hogy a szokásos előítéletektől mentesen gondold végig a felhozott témákat, javaslatot. Jó szándékkal, a megértésedbe vetett hittel fordulok hozzád és továbbítom a következő üzenetet.</text:p>
      <text:h text:style-name="Heading_20_2" text:outline-level="2">Nem minden az, aminek elsőre látszik</text:h>
      <text:p text:style-name="Text_20_body">Kép: sötét udvar, üldögélő alakok rendezett sorokban, hátulról látjuk. Köztük botokkal járkáló alakok, időnként odavágnak valakire, aki leborul, majd nehezen feltápászkodik megint, az őr tovább jár. Forog a kép, a háttérbe egy kolostor úszik be, az ülő alakok meditáló szerzetesek, az “őrök” pedig a felügyelők, akik az elbóbiskolók hátára csapnak, akik megköszönik az ébresztőt. A képen látjuk azt is, amikor az egyik felügyelő odaadja a botot a felriasztott szerzetesnek, aki feláll, az őr pedig beül a sorba.</text:p>
      <text:p text:style-name="Text_20_body">Hang: távoli gongütések, mint a lélekharang, az ütések nem hallatszanak. A Kacu! előttig.</text:p>
      <text:p text:style-name="Text_20_body">Szöveg: (a fordulással egy időben) Nem minden az, aminek elsőre látszik... Zen buddhista kolostorokban a tanulók elképesztően sok időt töltenek meditációval, amibe könnyű belealudni. Ezért a meditáló szerzetesek között felügyelők járnak, és az elbóbiskolókat Kacu! (Ébredj!) felkiáltás mellett szertartásosan hátba csapják egy bottal. Ez az élmény számos esetben valódi megvilágosodást hoz a tanítványnak. </text:p>
      <text:p text:style-name="Text_20_body">Meggyőződésem szerint a mai világgal pontosan ez az egyetlen baj: belealudtunk a jövőn való meditációba. Talán számodra ez a film lesz az ébresztő botütés. </text:p>
      <text:p text:style-name="Text_20_body">KACU! (ez teljes csendbe kiált bele, közben látható a szerzetes és a felügyelő helycseréje)</text:p>
      <text:h text:style-name="Heading_20_2" text:outline-level="2">Megmenteni a világot</text:h>
      <text:p text:style-name="Text_20_body">Kép: a három mondat egymás után jelenik meg, először az első tölti be az egész felületet, utána feljebb csúszik és összemegy, ahogy megjelenik a második, majd ugyanígy a harmadik. Vagy akár teljesen a Csillagok háborújának kezdéséhez hasonlóan.</text:p>
      <text:p text:style-name="P8">Megmenteni a világot</text:p>
      <text:p text:style-name="P8">esélyesebb lehet, mint hiszed,</text:p>
      <text:p text:style-name="P8">de sokkal kényelmetlenebb, mint szeretnéd!</text:p>
      <text:p text:style-name="Text_20_body">Hang: a Csillagok háborúja főcím zene egy ember adja elő, 1: dúdolva, 2: hangosan, lelkesen, 3: elhalkulva, hamisan. Vagy: az első sor a fanfár, a második a főcím eredeti, a harmadik pedig a moll változat.</text:p>
      <text:p text:style-name="Text_20_body">Szöveg: nincs.</text:p>
      <text:h text:style-name="Heading_20_1" text:outline-level="1">Mi a fene???</text:h>
      <text:h text:style-name="Heading_20_2" text:outline-level="2">A világ bajai</text:h>
      <text:p text:style-name="Text_20_body">Ez egy hosszabb képsor, a tagok a témához kapcsolódó rövid videóbejátszásokkal kezdődnek, majd a képsor megáll, hátracsúszik. Ezután a nagy képet elfedi a következő, az is megáll, hátrafelé behelyezkedik a másik mellé, új kezdődik, megy hátra, így a hátsó kép mindig a teret optimálisan kitöltő bélyegkép-sorozattá alakul. </text:p>
      <text:h text:style-name="Heading_20_3" text:outline-level="3">Ökológiai katasztrófa</text:h>
      <text:h text:style-name="Heading_20_3" text:outline-level="3">Gazdasági válság</text:h>
      <text:h text:style-name="Heading_20_3" text:outline-level="3">Forradalmak</text:h>
      <text:h text:style-name="Heading_20_3" text:outline-level="3">Politikai töketlenkedés</text:h>
      <text:h text:style-name="Heading_20_3" text:outline-level="3">Egészségügyi abszurditások</text:h>
      <text:p text:style-name="Text_20_body">Kép: Nagyüzemi állattenyésztés képei, antibiotikum mennyiségek, nyomortelep, félbehagyott kezelések, utazási hálózat, karantén intézkedések a SARS környékén, EHEC forráskeresés paródia...</text:p>
      <text:h text:style-name="Heading_20_3" text:outline-level="3">Ipari katasztrófák</text:h>
      <text:h text:style-name="Heading_20_3" text:outline-level="3">A fejlődés abszurditása</text:h>
      <text:p text:style-name="Text_20_body">Kép: a szokásos marketinges vonal, mondjuk a mobiltelefon vagy autó fejlődéséről, szépen egyenesen a régi vacaktól a mai csodáig, ráadásul exponenciálisan emelkedve a mennyiségeknek megfelelően. Aztán a vonal térben elfordul felénk, körök jelennek meg alatta, olyan, mint egy óriási örvény széle szemből. </text:p>
      <text:p text:style-name="Text_20_body">Ráközelítünk egy körre, és lassan kirajzolódik az üzlet, a marketing, a gyár, a bányák hatalmas tájsebei, illetve kézi művelésű embertelen munka a bal oldalon visszafelé, jobboldalon előre pedig a bontó, a roncstelep, és a szeméttelepen guberáló emberek.</text:p>
      <text:h text:style-name="Heading_20_3" text:outline-level="3">Népesedési krízis</text:h>
      <text:p text:style-name="Text_20_body">Kép: ökológiai lábnyom, majd a felhasznált erőforrások megoszlása az országok között. A bolygó népességének növekedése, a fejlett országok elöregedése, migrációs nyomás, a társadalmi rétegek között megoszló szaporodási görbe, a fejlődő országok görbéje.</text:p>
      <text:h text:style-name="Heading_20_3" text:outline-level="3">Vallásháború</text:h>
      <text:p text:style-name="Text_20_body">Kép: álló kereszt, ami perspektívában átfordul, és vízszintesen felettünk haladó repülővé válik, bombák hullanak belőle – egy pislantás, félhold és csillag, aminél a csillag égő gyújtózsinórrá alakul, majd felrobban.</text:p>
      <text:p text:style-name="Text_20_body">Szöveg: a keresztnél a harcba induló katonákhoz szóló papi kíséret (vagy valami amerikai elnöki marhaság), a bombánál a dzsihád nevében öngyilkos merényletre buzdító szöveg.</text:p>
      <text:h text:style-name="Heading_20_3" text:outline-level="3">“...”</text:h>
      <text:p text:style-name="Text_20_body">Kép: A folyamat azzal zárul le, hogy három pont jelenik meg, az is hátracsúszik, a teljes táblázat látszik a végén a “...” képpel.</text:p>
      <text:p text:style-name="Text_20_body">Hang: dühös moraj, veszekedés zaja.</text:p>
      <text:p text:style-name="Text_20_body">Szöveg: nyilvánvalóan bármelyikünk tudná folytatni a sort saját életéből vett felkavaró, bosszantó tapasztalatokkal, esetleg azonos történetet mesélve ellentétes nézőpontjaik szerint, pedig a valódi kérdés...</text:p>
      <text:h text:style-name="Heading_20_3" text:outline-level="3">Mi a fene van???</text:h>
      <text:p text:style-name="Text_20_body">Kép: a képre a mi irányunkból, tehát igen nagy karakterkészlettel kezdve “ráúszik” a fenti kérdés.</text:p>
      <text:p text:style-name="Text_20_body">Hang: csend.</text:p>
      <text:p text:style-name="Text_20_body">Szöveg: Mi a fene van?</text:p>
      <text:h text:style-name="Heading_20_2" text:outline-level="2">Rendezettség</text:h>
      <text:p text:style-name="Text_20_body">Kép: a szöveggel párhuzamosan vidám smiley-k jelennek meg, először egyet látunk sokáig, amely mosolyog, aztán szomorú, majd megint mosolyog. Aztán tágul a kép, megjelennek mások, először nagyon hasonlók, aztán kisebbek, nagyobbak, sötétebbek, világosabbak, inverzek; általában mosolyognak, de néha szomorúak, és mindegyik mozog kicsit. A kép tovább tágul, addig, amíg kiderül, hogy a sok pici színes smiley egyetlen nagy, de szomorú smiley-t alkot. Azután nagy mozgolódás indul, amelynek során a nagy is mosolygóssá válik. A végén rázuhanunk az eredeti smiley-re, amelyik tanácstalanná válik, alatta a kérdés: Hogyan?</text:p>
      <text:p text:style-name="Text_20_body">Szöveg: Ez itt én vagyok. Na jó, nem mindig vagyok vidám, néha szomorú, rosszkedvű is vagyok... de azért igyekszem jól csinálni a dolgokat. Az ismerőseim is hasonlóak, ők is változnak, de általában jól vagyunk. Az is igaz, hogy az ismerőseim sem egyformák, mindnyájan kicsit másmilyenek, sőt nagyon másmilyenek vagyunk, de azért alapvetően igyekszünk jól csinálni a dolgokat. A gond csak az, hogy amikor nagyon sokan vagyunk, valahogy mégis elromlik az egész. </text:p>
      <text:p text:style-name="Text_20_body">Úgy tűnik, hogy nem egyenként van velünk gond, hanem azzal, ahogy elrendeződünk, ami belőlünk felépül. Meg kellene változnunk, nem egyenként, hanem közösségként, valahogy máshogy rendeződni, hogy a nagy közösség is jól csinálja a dolgát... a kérdés csupán az: hogyan?</text:p>
      <text:h text:style-name="Heading_20_1" text:outline-level="1">Kiút</text:h>
      <text:h text:style-name="Heading_20_2" text:outline-level="2">Hogyan?</text:h>
      <text:p text:style-name="Text_20_body">A világ bajaihoz hasonló, kaleidoszkóp-jellegű felvonultatása sok kis töredéknek. A szöveg pozitívtól negatív felé halad, közben a kép is elszürkül, megáll, hátracsúszik és átadja a helyét a következőnek. Amikor a kis képek láthatók, előttük jelenik meg az előző részből fennmaradó HOGYAN? kérdés.</text:p>
      <text:h text:style-name="Heading_20_3" text:outline-level="3">Világkormány</text:h>
      <text:p text:style-name="Text_20_body">Kép: Jelen politikai vezetők képei, tanácskozások, megállapodások, kézfogások, gyárlátogatások, ...</text:p>
      <text:p text:style-name="Text_20_body">Szöveg: Nyilvánvalóan az lenne a legegyszerűbb megoldás, ha jelenlegi vezetőink bölcsessége, belátása, határozott és helyes lépései szépen kivezetnének minket abból a kaotikus helyzetből, amelynek képei és hírei ma mindent elborítanak. Közös pénz, világkormány, egységes bolygószintű irányítás. Be kell látnunk azonban azt, hogy a világ problémáinak jelentős részét mi magunk okoztuk, pontosan ugyanazok a motivációk, szerepek, sőt gyakran ugyanazok a szereplők, akiktől most a megoldást várnánk. Tapasztalat az is, hogy a régi szereplők leváltása egyáltalán nem oldja meg a problémákat, csak új és még bonyolultabb érdekszövevények kialakulásához vezet.</text:p>
      <text:h text:style-name="Heading_20_3" text:outline-level="3">Anonymus</text:h>
      <text:p text:style-name="Text_20_body">Kép: Anonymus „arca”.</text:p>
      <text:p text:style-name="Text_20_body">Szöveg: Szemben az előzővel folyamatosan erősödik az a nézet, hogy mai irányítóink nem alkalmasak a helyzet megoldására, ők valójában önző érdekeiket követő gonosz emberek, akik elnyomás alatt tartanak „minket”. A megoldás pedig az, hogy „mi mindnyájan” felkelünk, megtagadjuk a parancsokat, és egyetlen boldog emberi közösséggé egyesülünk. A gond csupán az, hogy semmi újdonságot nem mond, csupán évszázadok óta ismert közhelyeket ismétel. Semmilyen valós, új érv nincs arra, hogy a mostani „új felkelés” bármiben is eltérő lenne a korábbiaktól – sőt a jelenkor eseményei, például az „Arab Tavasz” pontosan igazolja, hogy a nagyszerű változás és demokratikus fordulat valójában értelmetlen, mert az irányító struktúrákra nem gyakorol érezhető változást, csupán néhány kirakatbábut cserél újakra.</text:p>
      <text:h text:style-name="Heading_20_3" text:outline-level="3">Tudomány</text:h>
      <text:p text:style-name="Text_20_body">Kép: Tetszetős, NatGeo-s betétecskék hatalmas gépekről, erőműről, laboratóriumi növénytermesztésről, villamos járművekről, 3D nyomtatókról. </text:p>
      <text:p text:style-name="Text_20_body">Szöveg: A tudomány számos eredménye nélkülözhetetlen civilizációnk szervezett működéséhez, a bolygó népességének fenntartásához. Sokan úgy gondolják, „még több tudomány” vezet a megoldáshoz. Sajnos tény az is, hogy a tudomány békés alkalmazása is hatalmas károkat okozott és fog is okozni, fejlődése önmagában még nem jelent garanciát. Jelen pillanatban a tudomány által alkotott lehetőségek okozzák a legnagyobb károkat: véges erőforrásaink korlát nélküli kitermelése, távolsági szállítás, kémiai, biológiai szennyezések, óriási mennyiségű nem lebomló hulladék, a pazarló felhasználás miatti állandó energiaéhség és a kielégítése során keletkező károk, katasztrófák. </text:p>
      <text:h text:style-name="Heading_20_3" text:outline-level="3">Spiritualitás</text:h>
      <text:p text:style-name="Text_20_body">Kép: Különféle mai vallások képei, szertartások, meditációk, stb.</text:p>
      <text:p text:style-name="Text_20_body">Szöveg: A világ nagy vallásairól, a New Age kapcsán előkerült új spirituális irányokról általában elmondható, hogy tanaik az ember belső békéjének megteremtését célozzák, igyekeznek harmóniába hozni őt környezetével, követésük megoldást jelenthetne arra, hogyan is éljünk együtt békében önmagunkkal, embertársainkkal, élő és élettelen környezetünkkel. Sajnos mind a jelen, mind pedig a történelem tapasztalatai egyértelműen arra utalnak, hogy sem a régóta fennálló tanok, sem friss leszármazottaik nem képesek kitermelni azokat az embereket, akik megvalósítják és fenn is tartják a megcélzott rendet. Nincs béke az eltérő tanok képviselői között, sem pedig a „hitetlenek” irányában, ráadásul utóbbiakra ez a megoldás semmi módon nem vonatkozik, a velük való viszony kérdéses. A tapasztalatok súlyos fenyegetést jelentenek ezen a téren...</text:p>
      <text:h text:style-name="Heading_20_3" text:outline-level="3">Hagyományok</text:h>
      <text:p text:style-name="Text_20_body">Kép: Népviselet, népi mesterségek, ünnepek, lovasok, szekerek.</text:p>
      <text:p text:style-name="Text_20_body">Szöveg: Az emberiség a történelem során soha nem okozott olyan mérhetetlen károkat a környezetének és végső soron önmagának, mint ma. A korábbi hagyományok, helyi közösségek újraélesztése a globalizáció számtalan káros mellékhatására megoldást jelenthetne. Ugyanakkor nem állíthatjuk, hogy a korábbi emberek „környezettudatosabbak” lettek volna, csak sokkal kevesebben voltak, nem volt lehetőségük (szervezettség és technológia) arra, hogy maradandó károkat okozhassanak, ráadásul sokkal sérülékenyebbek voltak a környezet hatásaira (éhínségek, betegségek, hideg). A sok szenvedés ellen magasabb szervezettséggel és technológia fejlesztésével védekeztek, ennek eredményeként többen lettünk, és eljutottunk a mai világunkhoz, így a visszalépéssel csak új kört kezdenénk.</text:p>
      <text:h text:style-name="Heading_20_3" text:outline-level="3">Utópiák</text:h>
      <text:p text:style-name="Text_20_body">Kép: Vénusz Projekt filmbejátszások</text:p>
      <text:p text:style-name="Text_20_body">Szöveg: Számtalan elemzés utal arra, hogy az erőforrások mennyiségével nincs semmi gond, csupán az elosztásuk és a felhasználás módja az, ami miatt számtalan helyzetben kevésnek bizonyulnak. Ennek alapján jelenlegi technológiai fejlettségünk is csodálatos, fantasztikus filmekbe illő életkörülmények kialakítását tennék lehetővé, ahogy azt például a Vénusz Projekt bemutatja. Tudjuk viszont azt is, hogy minden kornak megvoltak a maga utópiái, amelyek az elméleti számítások helyességétől függetlenül soha nem teljesültek be. A Vénusz Projekt alkotója harminc éve változatlanul hirdeti elméletét, az egyetlen eredmény az, hogy a rajzok és előadások helyett ma már interneten nézhető videofilmeket tudnak előállítani – de semmit nem tudunk arról, pontosan hogyan lehetne a megvalósulás irányába lépni, és nincsenek további évtizedeink erre a célra.</text:p>
      <text:h text:style-name="Heading_20_3" text:outline-level="3">Rabbi</text:h>
      <text:p text:style-name="Text_20_body">Kép: rajzfilmecske a vicchez: az „ember” pálcikaemberke, kis buborékban tyúkok jelennek meg, amelyek felborulnak, a rabbinál mindig megjelenik egy lámpácska, ami átmegy az emberhez. A végén az ő buborékjában jelenik meg egy csomó sorban álló lámpácska, amik egyszerre borulnak fel.</text:p>
      <text:p text:style-name="Text_20_body">Szöveg: a vicc a rabbi és az egyszeri ember kalandjáról a pusztuló tyúkokkal, a rabbi új és új ötleteiről, míg a tyúkok elfogynak, pedig a rabbinak még csomó ötlete lett volna.</text:p>
      <text:h text:style-name="Heading_20_3" text:outline-level="3">Miért?</text:h>
      <text:p text:style-name="Text_20_body">Kép: Hatalmas betűkkel a „Hogyan” tetejére ráesik a „MIÉRT?” felirat.</text:p>
      <text:p text:style-name="Text_20_body">Szöveg: Számtalan ötlet, számtalan lelkes követő – és számtalan konfliktus, amelyek az eltérő megközelítésmódokból keletkeznek. Közös jellemzőjük azonban, hogy ötletszerűek, minden racionalitásuk ellenére objektív módon nem értékelhetők, mert nem adnak választ arra a kérdésre: miért van rájuk egyáltalán szükség? Mi az oka annak, hogy a jelen helyzetbe eljutottunk? Miért kell most feltalálni valami új megoldást, vagy a régen feltalált megoldás miért nem működik? </text:p>
      <text:p text:style-name="Text_20_body">Mielőtt a gyógyításnak nekiesnénk, választ kell kapnunk arra a kérdésre: miért alakult ki a jelenlegi állapot, mi a betegség oka? - egyébként az nem több, mint kuruzslás, hályogkovácsolás. Milyen kellemetlen, hogy egyszerű feladatoknál figyelembe vesszük ezt a szempontot, a legfontosabb feladatunknál, az emberi társadalom esetében viszont nem foglalkozunk vele, vagy közhelyek szintjén kezeljük, kisebbségekre, titkos társaságokra, gonosz űrlényekre vagy szellemekre kenjük a sarat.</text:p>
      <text:p text:style-name="Text_20_body">Ahhoz, hogy a közhelyes ostobaságot el lehessen különíteni az egyáltalán értékelhető, megfontolásra érdemes elgondolásoktól, a következő feltételeket érdemes támasztani.</text:p>
      <text:p text:style-name="Text_20_body">1: ad-e magyarázatot a jelen helyzet kialakulására? Közhelyektől menteset, tehát amit kizárólag a közösen vállalt emberi gondolkodásra alapít, mindenféle „külső hatás” nélkül.</text:p>
      <text:p text:style-name="Text_20_body">2: közöl-e olyan új(!) tényezőket, amelyek megalapozhatnak egy gyökeres változást? Régóta jelen lévő, és láthatóan eredménytelen elvek nem játszanak.</text:p>
      <text:p text:style-name="Text_20_body">3: Elfogadható, megosztható-e a javasolt megoldás a Föld jelenlegi hétmilliárd, és a közeljövőben várható 8-10 milliárd fős lakosságát figyelembe véve? Alkalmas-e élő és élhető környezetünk állapotának fenntartására, javítására utódaink méltó emberi életének és cselekvési szabadságának fenntartása érdekében? Olyan „megoldások”, amelyek a népesség 50-90%-ának halálát feltételezik kiindulási alapnak, amelyek nem vállalnak felelősséget gyermekeink sorsáért, egészséges emberi lélekkel elfogadhatatlanok! Utána szabad beszélni a megoldás módjáról. Kérlek, ellenőrizd ezen feltételek teljesülését a most következő elemzés megtekintése során.</text:p>
      <text:h text:style-name="Heading_20_1" text:outline-level="1">Okok</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99cm" fo:margin-bottom="0cm"/>
      <style:text-properties fo:language="hu" fo:country="HU"/>
    </style:style>
    <style:style style:name="Text_20_body" style:display-name="Text body" style:family="paragraph" style:parent-style-name="Standard" style:class="text" style:master-page-name="">
      <style:paragraph-properties fo:margin-top="0.199cm" fo:margin-bottom="0cm" fo:orphans="2" fo:widows="2"/>
    </style:style>
    <style:style style:name="Heading" style:family="paragraph" style:parent-style-name="Standard" style:next-style-name="Text_20_body" style:class="text">
      <style:paragraph-properties fo:margin-top="0.42cm" fo:margin-bottom="0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409cm" fo:text-align="center" style:justify-single-word="false"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_20_2"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fo:margin-top="0cm" fo:margin-bottom="0cm" text:number-lines="false" text:line-number="0"/>
    </style:style>
    <style:style style:name="Contents_20_Heading" style:display-name="Contents Heading" style:family="paragraph" style:parent-style-name="Heading" style:class="index">
      <style:paragraph-properties fo:margin-left="0cm" fo:margin-right="0cm" fo:margin-top="0.42cm" fo:margin-bottom="0.499cm" fo:text-align="center" style:justify-single-word="false" fo:text-indent="0cm" style:auto-text-indent="false" text:number-lines="false" text:line-number="0"/>
      <style:text-properties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ree" style:family="paragraph" style:parent-style-name="Text_20_body" style:list-style-name="TreeList">
      <style:paragraph-properties fo:margin-left="0cm" fo:margin-right="0cm" fo:margin-top="0cm" fo:margin-bottom="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reeList">
      <text:list-level-style-bullet text:level="1" text:style-name="Bullet_20_Symbols" style:num-suffix="." text:bullet-char="•">
        <style:list-level-properties text:space-before="0.3cm" text:min-label-width="0.3cm"/>
        <style:text-properties style:font-name="StarSymbol"/>
      </text:list-level-style-bullet>
      <text:list-level-style-bullet text:level="2" text:style-name="Bullet_20_Symbols" style:num-suffix="." text:bullet-char="•">
        <style:list-level-properties text:space-before="0.6cm" text:min-label-width="0.3cm"/>
        <style:text-properties style:font-name="StarSymbol"/>
      </text:list-level-style-bullet>
      <text:list-level-style-bullet text:level="3" text:style-name="Bullet_20_Symbols" style:num-suffix="." text:bullet-char="•">
        <style:list-level-properties text:space-before="0.899cm" text:min-label-width="0.3cm"/>
        <style:text-properties style:font-name="StarSymbol"/>
      </text:list-level-style-bullet>
      <text:list-level-style-bullet text:level="4" text:style-name="Bullet_20_Symbols" style:num-suffix="." text:bullet-char="•">
        <style:list-level-properties text:space-before="1.199cm" text:min-label-width="0.3cm"/>
        <style:text-properties style:font-name="StarSymbol"/>
      </text:list-level-style-bullet>
      <text:list-level-style-bullet text:level="5" text:style-name="Bullet_20_Symbols" style:num-suffix="." text:bullet-char="•">
        <style:list-level-properties text:space-before="1.499cm" text:min-label-width="0.3cm"/>
        <style:text-properties style:font-name="StarSymbol"/>
      </text:list-level-style-bullet>
      <text:list-level-style-bullet text:level="6" text:style-name="Bullet_20_Symbols" style:num-suffix="." text:bullet-char="•">
        <style:list-level-properties text:space-before="1.799cm" text:min-label-width="0.3cm"/>
        <style:text-properties style:font-name="StarSymbol"/>
      </text:list-level-style-bullet>
      <text:list-level-style-bullet text:level="7" text:style-name="Bullet_20_Symbols" style:num-suffix="." text:bullet-char="•">
        <style:list-level-properties text:space-before="2.099cm" text:min-label-width="0.3cm"/>
        <style:text-properties style:font-name="StarSymbol"/>
      </text:list-level-style-bullet>
      <text:list-level-style-bullet text:level="8" text:style-name="Bullet_20_Symbols" style:num-suffix="." text:bullet-char="•">
        <style:list-level-properties text:space-before="2.399cm" text:min-label-width="0.3cm"/>
        <style:text-properties style:font-name="StarSymbol"/>
      </text:list-level-style-bullet>
      <text:list-level-style-bullet text:level="9" text:style-name="Bullet_20_Symbols" style:num-suffix="." text:bullet-char="•">
        <style:list-level-properties text:space-before="2.699cm" text:min-label-width="0.3cm"/>
        <style:text-properties style:font-name="StarSymbol"/>
      </text:list-level-style-bullet>
      <text:list-level-style-bullet text:level="10" text:style-name="Bullet_20_Symbols" style:num-suffix="." text:bullet-char="•">
        <style:list-level-properties text:space-before="2.998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text:tab/><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11-05-09T11:06:07</meta:creation-date>
    <dc:date>2011-11-29T10:14:00</dc:date>
    <meta:editing-cycles>178</meta:editing-cycles>
    <meta:editing-duration>P47DT7H3M24S</meta:editing-duration>
    <meta:user-defined meta:name="Info 1"/>
    <meta:user-defined meta:name="Info 2"/>
    <meta:user-defined meta:name="Info 3"/>
    <meta:user-defined meta:name="Info 4"/>
    <meta:document-statistic meta:table-count="0" meta:image-count="0" meta:object-count="0" meta:page-count="9" meta:paragraph-count="113" meta:word-count="2100" meta:character-count="15257"/>
  </office:meta>
</office:document-meta>
</file>